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5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568710" table:style-name="ce12">
            <text:p>568.710</text:p>
          </table:table-cell>
          <table:table-cell office:value-type="float" office:value="36300" table:style-name="ce13">
            <text:p>36.300</text:p>
          </table:table-cell>
          <table:table-cell office:value-type="float" office:value="74500" table:style-name="ce13">
            <text:p>74.500</text:p>
          </table:table-cell>
          <table:table-cell office:value-type="float" office:value="679510" table:style-name="ce14">
            <text:p>679.510</text:p>
          </table:table-cell>
          <table:table-cell office:value-type="float" office:value="607552" table:style-name="ce14">
            <text:p>607.552</text:p>
          </table:table-cell>
          <table:table-cell office:value-type="percentage" office:value="0.89410310370708301" table:style-name="ce15">
            <text:p>89,4%</text:p>
          </table:table-cell>
          <table:table-cell office:value-type="float" office:value="215070" table:style-name="ce12">
            <text:p>215.070</text:p>
          </table:table-cell>
          <table:table-cell office:value-type="date" office:date-value="2021-02-21T00:00:00" table:style-name="ce8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96255" table:style-name="ce16">
            <text:p>96.255</text:p>
          </table:table-cell>
          <table:table-cell office:value-type="float" office:value="6300" table:style-name="ce17">
            <text:p>6.300</text:p>
          </table:table-cell>
          <table:table-cell office:value-type="float" office:value="11700" table:style-name="ce17">
            <text:p>11.700</text:p>
          </table:table-cell>
          <table:table-cell office:value-type="float" office:value="114255" table:style-name="ce18">
            <text:p>114.255</text:p>
          </table:table-cell>
          <table:table-cell office:value-type="float" office:value="109318" table:style-name="ce18">
            <text:p>109.318</text:p>
          </table:table-cell>
          <table:table-cell office:value-type="percentage" office:value="0.95678963721500154" table:style-name="ce19">
            <text:p>95,7%</text:p>
          </table:table-cell>
          <table:table-cell office:value-type="float" office:value="42860" table:style-name="ce16">
            <text:p>42.860</text:p>
          </table:table-cell>
          <table:table-cell office:value-type="date" office:date-value="2021-02-20T00:00:00" table:style-name="ce9">
            <text:p>20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8015" table:style-name="ce16">
            <text:p>98.015</text:p>
          </table:table-cell>
          <table:table-cell office:value-type="float" office:value="6300" table:style-name="ce17">
            <text:p>6.300</text:p>
          </table:table-cell>
          <table:table-cell office:value-type="float" office:value="9000" table:style-name="ce17">
            <text:p>9.000</text:p>
          </table:table-cell>
          <table:table-cell office:value-type="float" office:value="113315" table:style-name="ce18">
            <text:p>113.315</text:p>
          </table:table-cell>
          <table:table-cell office:value-type="float" office:value="96325" table:style-name="ce18">
            <text:p>96.325</text:p>
          </table:table-cell>
          <table:table-cell office:value-type="percentage" office:value="0.85006398093809288" table:style-name="ce19">
            <text:p>85,0%</text:p>
          </table:table-cell>
          <table:table-cell office:value-type="float" office:value="37645" table:style-name="ce16">
            <text:p>37.645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49500" table:style-name="ce16">
            <text:p>49.500</text:p>
          </table:table-cell>
          <table:table-cell office:value-type="float" office:value="3200" table:style-name="ce17">
            <text:p>3.200</text:p>
          </table:table-cell>
          <table:table-cell office:value-type="float" office:value="10300" table:style-name="ce17">
            <text:p>10.300</text:p>
          </table:table-cell>
          <table:table-cell office:value-type="float" office:value="63000" table:style-name="ce18">
            <text:p>63.000</text:p>
          </table:table-cell>
          <table:table-cell office:value-type="float" office:value="52721" table:style-name="ce18">
            <text:p>52.721</text:p>
          </table:table-cell>
          <table:table-cell office:value-type="percentage" office:value="0.83684126984126983" table:style-name="ce19">
            <text:p>83,7%</text:p>
          </table:table-cell>
          <table:table-cell office:value-type="float" office:value="20549" table:style-name="ce16">
            <text:p>20.549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11120" table:style-name="ce16">
            <text:p>111.120</text:p>
          </table:table-cell>
          <table:table-cell office:value-type="float" office:value="7000" table:style-name="ce17">
            <text:p>7.000</text:p>
          </table:table-cell>
          <table:table-cell office:value-type="float" office:value="19200" table:style-name="ce17">
            <text:p>19.200</text:p>
          </table:table-cell>
          <table:table-cell office:value-type="float" office:value="137320" table:style-name="ce18">
            <text:p>137.320</text:p>
          </table:table-cell>
          <table:table-cell office:value-type="float" office:value="119426" table:style-name="ce18">
            <text:p>119.426</text:p>
          </table:table-cell>
          <table:table-cell office:value-type="percentage" office:value="0.869691232158462" table:style-name="ce19">
            <text:p>87,0%</text:p>
          </table:table-cell>
          <table:table-cell office:value-type="float" office:value="49752" table:style-name="ce16">
            <text:p>49.752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47535" table:style-name="ce16">
            <text:p>47.535</text:p>
          </table:table-cell>
          <table:table-cell office:value-type="float" office:value="2900" table:style-name="ce17">
            <text:p>2.900</text:p>
          </table:table-cell>
          <table:table-cell office:value-type="float" office:value="5100" table:style-name="ce17">
            <text:p>5.100</text:p>
          </table:table-cell>
          <table:table-cell office:value-type="float" office:value="55535" table:style-name="ce18">
            <text:p>55.535</text:p>
          </table:table-cell>
          <table:table-cell office:value-type="float" office:value="48023" table:style-name="ce18">
            <text:p>48.023</text:p>
          </table:table-cell>
          <table:table-cell office:value-type="percentage" office:value="0.864733951562078" table:style-name="ce19">
            <text:p>86,5%</text:p>
          </table:table-cell>
          <table:table-cell office:value-type="float" office:value="19810" table:style-name="ce16">
            <text:p>19.810</text:p>
          </table:table-cell>
          <table:table-cell office:value-type="date" office:date-value="2021-02-20T00:00:00" table:style-name="ce9">
            <text:p>20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1485" table:style-name="ce16">
            <text:p>211.485</text:p>
          </table:table-cell>
          <table:table-cell office:value-type="float" office:value="13500" table:style-name="ce17">
            <text:p>13.500</text:p>
          </table:table-cell>
          <table:table-cell office:value-type="float" office:value="21100" table:style-name="ce17">
            <text:p>21.100</text:p>
          </table:table-cell>
          <table:table-cell office:value-type="float" office:value="246085" table:style-name="ce18">
            <text:p>246.085</text:p>
          </table:table-cell>
          <table:table-cell office:value-type="float" office:value="218252" table:style-name="ce18">
            <text:p>218.252</text:p>
          </table:table-cell>
          <table:table-cell office:value-type="percentage" office:value="0.88689680394985471" table:style-name="ce19">
            <text:p>88,7%</text:p>
          </table:table-cell>
          <table:table-cell office:value-type="float" office:value="85608" table:style-name="ce16">
            <text:p>85.608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143775" table:style-name="ce16">
            <text:p>143.775</text:p>
          </table:table-cell>
          <table:table-cell office:value-type="float" office:value="9200" table:style-name="ce17">
            <text:p>9.200</text:p>
          </table:table-cell>
          <table:table-cell office:value-type="float" office:value="18000" table:style-name="ce17">
            <text:p>18.000</text:p>
          </table:table-cell>
          <table:table-cell office:value-type="float" office:value="170975" table:style-name="ce18">
            <text:p>170.975</text:p>
          </table:table-cell>
          <table:table-cell office:value-type="float" office:value="143344" table:style-name="ce18">
            <text:p>143.344</text:p>
          </table:table-cell>
          <table:table-cell office:value-type="percentage" office:value="0.83839157771604034" table:style-name="ce19">
            <text:p>83,8%</text:p>
          </table:table-cell>
          <table:table-cell office:value-type="float" office:value="61612" table:style-name="ce16">
            <text:p>61.612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489680" table:style-name="ce16">
            <text:p>489.680</text:p>
          </table:table-cell>
          <table:table-cell office:value-type="float" office:value="31400" table:style-name="ce17">
            <text:p>31.400</text:p>
          </table:table-cell>
          <table:table-cell office:value-type="float" office:value="68600" table:style-name="ce17">
            <text:p>68.600</text:p>
          </table:table-cell>
          <table:table-cell office:value-type="float" office:value="589680" table:style-name="ce18">
            <text:p>589.680</text:p>
          </table:table-cell>
          <table:table-cell office:value-type="float" office:value="490411" table:style-name="ce18">
            <text:p>490.411</text:p>
          </table:table-cell>
          <table:table-cell office:value-type="percentage" office:value="0.83165615248948588" table:style-name="ce19">
            <text:p>83,2%</text:p>
          </table:table-cell>
          <table:table-cell office:value-type="float" office:value="180096" table:style-name="ce16">
            <text:p>180.096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247060" table:style-name="ce16">
            <text:p>247.060</text:p>
          </table:table-cell>
          <table:table-cell office:value-type="float" office:value="15700" table:style-name="ce17">
            <text:p>15.700</text:p>
          </table:table-cell>
          <table:table-cell office:value-type="float" office:value="44500" table:style-name="ce17">
            <text:p>44.500</text:p>
          </table:table-cell>
          <table:table-cell office:value-type="float" office:value="307260" table:style-name="ce18">
            <text:p>307.260</text:p>
          </table:table-cell>
          <table:table-cell office:value-type="float" office:value="270007" table:style-name="ce18">
            <text:p>270.007</text:p>
          </table:table-cell>
          <table:table-cell office:value-type="percentage" office:value="0.87875740415283476" table:style-name="ce19">
            <text:p>87,9%</text:p>
          </table:table-cell>
          <table:table-cell office:value-type="float" office:value="98606" table:style-name="ce16">
            <text:p>98.606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88415" table:style-name="ce16">
            <text:p>88.415</text:p>
          </table:table-cell>
          <table:table-cell office:value-type="float" office:value="5400" table:style-name="ce17">
            <text:p>5.400</text:p>
          </table:table-cell>
          <table:table-cell office:value-type="float" office:value="9300" table:style-name="ce17">
            <text:p>9.300</text:p>
          </table:table-cell>
          <table:table-cell office:value-type="float" office:value="103115" table:style-name="ce18">
            <text:p>103.115</text:p>
          </table:table-cell>
          <table:table-cell office:value-type="float" office:value="92842" table:style-name="ce18">
            <text:p>92.842</text:p>
          </table:table-cell>
          <table:table-cell office:value-type="percentage" office:value="0.90037336953886438" table:style-name="ce19">
            <text:p>90,0%</text:p>
          </table:table-cell>
          <table:table-cell office:value-type="float" office:value="37889" table:style-name="ce16">
            <text:p>37.889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153385" table:style-name="ce16">
            <text:p>153.385</text:p>
          </table:table-cell>
          <table:table-cell office:value-type="float" office:value="9800" table:style-name="ce17">
            <text:p>9.800</text:p>
          </table:table-cell>
          <table:table-cell office:value-type="float" office:value="23800" table:style-name="ce17">
            <text:p>23.800</text:p>
          </table:table-cell>
          <table:table-cell office:value-type="float" office:value="186985" table:style-name="ce18">
            <text:p>186.985</text:p>
          </table:table-cell>
          <table:table-cell office:value-type="float" office:value="163143" table:style-name="ce18">
            <text:p>163.143</text:p>
          </table:table-cell>
          <table:table-cell office:value-type="percentage" office:value="0.87249244591812181" table:style-name="ce19">
            <text:p>87,2%</text:p>
          </table:table-cell>
          <table:table-cell office:value-type="float" office:value="57862" table:style-name="ce16">
            <text:p>57.862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3465" table:style-name="ce16">
            <text:p>23.465</text:p>
          </table:table-cell>
          <table:table-cell office:value-type="float" office:value="1400" table:style-name="ce17">
            <text:p>1.400</text:p>
          </table:table-cell>
          <table:table-cell office:value-type="float" office:value="2800" table:style-name="ce17">
            <text:p>2.800</text:p>
          </table:table-cell>
          <table:table-cell office:value-type="float" office:value="27665" table:style-name="ce18">
            <text:p>27.665</text:p>
          </table:table-cell>
          <table:table-cell office:value-type="float" office:value="24189" table:style-name="ce18">
            <text:p>24.189</text:p>
          </table:table-cell>
          <table:table-cell office:value-type="percentage" office:value="0.87435387673956266" table:style-name="ce19">
            <text:p>87,4%</text:p>
          </table:table-cell>
          <table:table-cell office:value-type="float" office:value="9112" table:style-name="ce16">
            <text:p>9.112</text:p>
          </table:table-cell>
          <table:table-cell office:value-type="date" office:date-value="2021-02-19T00:00:00" table:style-name="ce9">
            <text:p>19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398895" table:style-name="ce16">
            <text:p>398.895</text:p>
          </table:table-cell>
          <table:table-cell office:value-type="float" office:value="25400" table:style-name="ce17">
            <text:p>25.400</text:p>
          </table:table-cell>
          <table:table-cell office:value-type="float" office:value="59800" table:style-name="ce17">
            <text:p>59.800</text:p>
          </table:table-cell>
          <table:table-cell office:value-type="float" office:value="484095" table:style-name="ce18">
            <text:p>484.095</text:p>
          </table:table-cell>
          <table:table-cell office:value-type="float" office:value="378839" table:style-name="ce18">
            <text:p>378.839</text:p>
          </table:table-cell>
          <table:table-cell office:value-type="percentage" office:value="0.78257160268129189" table:style-name="ce19">
            <text:p>78,3%</text:p>
          </table:table-cell>
          <table:table-cell office:value-type="float" office:value="168697" table:style-name="ce16">
            <text:p>168.697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03685" table:style-name="ce16">
            <text:p>103.685</text:p>
          </table:table-cell>
          <table:table-cell office:value-type="float" office:value="6600" table:style-name="ce17">
            <text:p>6.600</text:p>
          </table:table-cell>
          <table:table-cell office:value-type="float" office:value="13300" table:style-name="ce17">
            <text:p>13.300</text:p>
          </table:table-cell>
          <table:table-cell office:value-type="float" office:value="123585" table:style-name="ce18">
            <text:p>123.585</text:p>
          </table:table-cell>
          <table:table-cell office:value-type="float" office:value="106418" table:style-name="ce18">
            <text:p>106.418</text:p>
          </table:table-cell>
          <table:table-cell office:value-type="percentage" office:value="0.8610915564186592" table:style-name="ce19">
            <text:p>86,1%</text:p>
          </table:table-cell>
          <table:table-cell office:value-type="float" office:value="45646" table:style-name="ce16">
            <text:p>45.646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46365" table:style-name="ce16">
            <text:p>46.365</text:p>
          </table:table-cell>
          <table:table-cell office:value-type="float" office:value="2900" table:style-name="ce17">
            <text:p>2.900</text:p>
          </table:table-cell>
          <table:table-cell office:value-type="float" office:value="5800" table:style-name="ce17">
            <text:p>5.800</text:p>
          </table:table-cell>
          <table:table-cell office:value-type="float" office:value="55065" table:style-name="ce18">
            <text:p>55.065</text:p>
          </table:table-cell>
          <table:table-cell office:value-type="float" office:value="47557" table:style-name="ce18">
            <text:p>47.557</text:p>
          </table:table-cell>
          <table:table-cell office:value-type="percentage" office:value="0.86365204758013259" table:style-name="ce19">
            <text:p>86,4%</text:p>
          </table:table-cell>
          <table:table-cell office:value-type="float" office:value="19341" table:style-name="ce16">
            <text:p>19.341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27350" table:style-name="ce16">
            <text:p>127.350</text:p>
          </table:table-cell>
          <table:table-cell office:value-type="float" office:value="7900" table:style-name="ce17">
            <text:p>7.900</text:p>
          </table:table-cell>
          <table:table-cell office:value-type="float" office:value="19600" table:style-name="ce17">
            <text:p>19.600</text:p>
          </table:table-cell>
          <table:table-cell office:value-type="float" office:value="154850" table:style-name="ce18">
            <text:p>154.850</text:p>
          </table:table-cell>
          <table:table-cell office:value-type="float" office:value="112681" table:style-name="ce18">
            <text:p>112.681</text:p>
          </table:table-cell>
          <table:table-cell office:value-type="percentage" office:value="0.72767839845011306" table:style-name="ce19">
            <text:p>72,8%</text:p>
          </table:table-cell>
          <table:table-cell office:value-type="float" office:value="44558" table:style-name="ce16">
            <text:p>44.558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4320" table:style-name="ce16">
            <text:p>4.320</text:p>
          </table:table-cell>
          <table:table-cell office:value-type="float" office:value="400" table:style-name="ce17">
            <text:p>400</text:p>
          </table:table-cell>
          <table:table-cell office:value-type="float" office:value="800" table:style-name="ce17">
            <text:p>800</text:p>
          </table:table-cell>
          <table:table-cell office:value-type="float" office:value="5520" table:style-name="ce18">
            <text:p>5.520</text:p>
          </table:table-cell>
          <table:table-cell office:value-type="float" office:value="5209" table:style-name="ce18">
            <text:p>5.209</text:p>
          </table:table-cell>
          <table:table-cell office:value-type="percentage" office:value="0.94365942028985506" table:style-name="ce19">
            <text:p>94,4%</text:p>
          </table:table-cell>
          <table:table-cell office:value-type="float" office:value="1086" table:style-name="ce16">
            <text:p>1.086</text:p>
          </table:table-cell>
          <table:table-cell office:value-type="date" office:date-value="2021-02-21T00:00:00" table:style-name="ce9">
            <text:p>21/02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3150" table:style-name="ce16">
            <text:p>3.150</text:p>
          </table:table-cell>
          <table:table-cell office:value-type="float" office:value="400" table:style-name="ce17">
            <text:p>400</text:p>
          </table:table-cell>
          <table:table-cell office:value-type="float" office:value="800" table:style-name="ce17">
            <text:p>800</text:p>
          </table:table-cell>
          <table:table-cell office:value-type="float" office:value="4350" table:style-name="ce18">
            <text:p>4.350</text:p>
          </table:table-cell>
          <table:table-cell office:value-type="float" office:value="4094" table:style-name="ce18">
            <text:p>4.094</text:p>
          </table:table-cell>
          <table:table-cell office:value-type="percentage" office:value="0.94114942528735634" table:style-name="ce19">
            <text:p>94,1%</text:p>
          </table:table-cell>
          <table:table-cell office:value-type="float" office:value="1262" table:style-name="ce16">
            <text:p>1.262</text:p>
          </table:table-cell>
          <table:table-cell office:value-type="date" office:date-value="2021-02-20T00:00:00" table:style-name="ce10">
            <text:p>20/02/2021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Totales</text:p>
          </table:table-cell>
          <table:table-cell office:value-type="float" office:value="3012165" table:style-name="ce20">
            <text:p>3.012.165</text:p>
          </table:table-cell>
          <table:table-cell office:value-type="float" office:value="192000" table:style-name="ce21">
            <text:p>192.000</text:p>
          </table:table-cell>
          <table:table-cell office:value-type="float" office:value="418000" table:style-name="ce22">
            <text:p>418.000</text:p>
          </table:table-cell>
          <table:table-cell office:value-type="float" office:value="3622165" table:style-name="ce11">
            <text:p>3.622.165</text:p>
          </table:table-cell>
          <table:table-cell office:value-type="float" office:value="3090351" table:style-name="ce11">
            <text:p>3.090.351</text:p>
          </table:table-cell>
          <table:table-cell office:value-type="percentage" office:value="0.85317786461964051" table:style-name="ce23">
            <text:p>85,3%</text:p>
          </table:table-cell>
          <table:table-cell office:value-type="float" office:value="1197061" table:style-name="ce11">
            <text:p>1.197.061</text:p>
          </table:table-cell>
          <table:table-cell table:style-name="ce1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Ferrer Orduz. Jesús Santiago</dc:creator>
    <meta:creation-date>2021-01-04T11:25:18Z</meta:creation-date>
    <dc:date>2021-02-22T15:49:12Z</dc:date>
  </office:meta>
</office:document-meta>
</file>